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900006B48000017B6ACFBE69A0ADCD39E.wmf" manifest:media-type="image/x-wm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Helvetica1" svg:font-family="Helvetica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5.984cm" fo:margin-left="-0.199cm" fo:margin-top="0cm" fo:margin-bottom="0cm" table:align="left" style:writing-mode="lr-tb"/>
    </style:style>
    <style:style style:name="Table1.A" style:family="table-column">
      <style:table-column-properties style:column-width="8.04cm"/>
    </style:style>
    <style:style style:name="Table1.B" style:family="table-column">
      <style:table-column-properties style:column-width="1.96cm"/>
    </style:style>
    <style:style style:name="Table1.C" style:family="table-column">
      <style:table-column-properties style:column-width="1.969cm"/>
    </style:style>
    <style:style style:name="Table1.D" style:family="table-column">
      <style:table-column-properties style:column-width="4.015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d9d9d9" fo:padding-left="0.199cm" fo:padding-right="0.191cm" fo:padding-top="0cm" fo:padding-bottom="0cm" fo:border="0.5pt solid #00000a">
        <style:background-image/>
      </style:table-cell-properties>
    </style:style>
    <style:style style:name="Table1.A2" style:family="table-cell">
      <style:table-cell-properties fo:padding-left="0.199cm" fo:padding-right="0.191cm" fo:padding-top="0cm" fo:padding-bottom="0cm" fo:border="0.5pt solid #00000a"/>
    </style:style>
    <style:style style:name="Table1.B2" style:family="table-cell">
      <style:table-cell-properties fo:padding-left="0.199cm" fo:padding-right="0.191cm" fo:padding-top="0cm" fo:padding-bottom="0cm" fo:border="0.5pt solid #00000a"/>
    </style:style>
    <style:style style:name="Table1.C2" style:family="table-cell">
      <style:table-cell-properties fo:padding-left="0.199cm" fo:padding-right="0.191cm" fo:padding-top="0cm" fo:padding-bottom="0cm" fo:border="0.5pt solid #00000a"/>
    </style:style>
    <style:style style:name="Table1.D2" style:family="table-cell">
      <style:table-cell-properties fo:padding-left="0.199cm" fo:padding-right="0.191cm" fo:padding-top="0cm" fo:padding-bottom="0cm" fo:border="0.5pt solid #00000a"/>
    </style:style>
    <style:style style:name="Table1.A3" style:family="table-cell">
      <style:table-cell-properties fo:padding-left="0.199cm" fo:padding-right="0.191cm" fo:padding-top="0cm" fo:padding-bottom="0cm" fo:border="0.5pt solid #00000a"/>
    </style:style>
    <style:style style:name="Table1.B3" style:family="table-cell">
      <style:table-cell-properties fo:padding-left="0.199cm" fo:padding-right="0.191cm" fo:padding-top="0cm" fo:padding-bottom="0cm" fo:border="0.5pt solid #00000a"/>
    </style:style>
    <style:style style:name="Table1.C3" style:family="table-cell">
      <style:table-cell-properties fo:padding-left="0.199cm" fo:padding-right="0.191cm" fo:padding-top="0cm" fo:padding-bottom="0cm" fo:border="0.5pt solid #00000a"/>
    </style:style>
    <style:style style:name="Table1.D3" style:family="table-cell">
      <style:table-cell-properties fo:padding-left="0.199cm" fo:padding-right="0.191cm" fo:padding-top="0cm" fo:padding-bottom="0cm" fo:border="0.5pt solid #00000a"/>
    </style:style>
    <style:style style:name="Table1.A4" style:family="table-cell">
      <style:table-cell-properties fo:padding-left="0.199cm" fo:padding-right="0.191cm" fo:padding-top="0cm" fo:padding-bottom="0cm" fo:border="0.5pt solid #00000a"/>
    </style:style>
    <style:style style:name="Table1.B4" style:family="table-cell">
      <style:table-cell-properties fo:padding-left="0.199cm" fo:padding-right="0.191cm" fo:padding-top="0cm" fo:padding-bottom="0cm" fo:border="0.5pt solid #00000a"/>
    </style:style>
    <style:style style:name="Table1.C4" style:family="table-cell">
      <style:table-cell-properties fo:padding-left="0.199cm" fo:padding-right="0.191cm" fo:padding-top="0cm" fo:padding-bottom="0cm" fo:border="0.5pt solid #00000a"/>
    </style:style>
    <style:style style:name="Table1.D4" style:family="table-cell">
      <style:table-cell-properties fo:padding-left="0.199cm" fo:padding-right="0.191cm" fo:padding-top="0cm" fo:padding-bottom="0cm" fo:border="0.5pt solid #00000a"/>
    </style:style>
    <style:style style:name="Table1.A5" style:family="table-cell">
      <style:table-cell-properties fo:padding-left="0.199cm" fo:padding-right="0.191cm" fo:padding-top="0cm" fo:padding-bottom="0cm" fo:border="0.5pt solid #00000a"/>
    </style:style>
    <style:style style:name="Table1.B5" style:family="table-cell">
      <style:table-cell-properties fo:padding-left="0.199cm" fo:padding-right="0.191cm" fo:padding-top="0cm" fo:padding-bottom="0cm" fo:border="0.5pt solid #00000a"/>
    </style:style>
    <style:style style:name="Table1.C5" style:family="table-cell">
      <style:table-cell-properties fo:padding-left="0.199cm" fo:padding-right="0.191cm" fo:padding-top="0cm" fo:padding-bottom="0cm" fo:border="0.5pt solid #00000a"/>
    </style:style>
    <style:style style:name="Table1.D5" style:family="table-cell">
      <style:table-cell-properties fo:padding-left="0.199cm" fo:padding-right="0.191cm" fo:padding-top="0cm" fo:padding-bottom="0cm" fo:border="0.5pt solid #00000a"/>
    </style:style>
    <style:style style:name="Table1.A6" style:family="table-cell">
      <style:table-cell-properties fo:padding-left="0.199cm" fo:padding-right="0.191cm" fo:padding-top="0cm" fo:padding-bottom="0cm" fo:border="0.5pt solid #00000a"/>
    </style:style>
    <style:style style:name="Table1.B6" style:family="table-cell">
      <style:table-cell-properties fo:padding-left="0.199cm" fo:padding-right="0.191cm" fo:padding-top="0cm" fo:padding-bottom="0cm" fo:border="0.5pt solid #00000a"/>
    </style:style>
    <style:style style:name="Table1.C6" style:family="table-cell">
      <style:table-cell-properties fo:padding-left="0.199cm" fo:padding-right="0.191cm" fo:padding-top="0cm" fo:padding-bottom="0cm" fo:border="0.5pt solid #00000a"/>
    </style:style>
    <style:style style:name="Table1.D6" style:family="table-cell">
      <style:table-cell-properties fo:padding-left="0.199cm" fo:padding-right="0.191cm" fo:padding-top="0cm" fo:padding-bottom="0cm" fo:border="0.5pt solid #00000a"/>
    </style:style>
    <style:style style:name="Table1.A7" style:family="table-cell">
      <style:table-cell-properties fo:padding-left="0.199cm" fo:padding-right="0.191cm" fo:padding-top="0cm" fo:padding-bottom="0cm" fo:border="0.5pt solid #00000a"/>
    </style:style>
    <style:style style:name="Table1.B7" style:family="table-cell">
      <style:table-cell-properties fo:padding-left="0.199cm" fo:padding-right="0.191cm" fo:padding-top="0cm" fo:padding-bottom="0cm" fo:border="0.5pt solid #00000a"/>
    </style:style>
    <style:style style:name="Table1.C7" style:family="table-cell">
      <style:table-cell-properties fo:padding-left="0.199cm" fo:padding-right="0.191cm" fo:padding-top="0cm" fo:padding-bottom="0cm" fo:border="0.5pt solid #00000a"/>
    </style:style>
    <style:style style:name="Table1.D7" style:family="table-cell">
      <style:table-cell-properties fo:padding-left="0.199cm" fo:padding-right="0.191cm" fo:padding-top="0cm" fo:padding-bottom="0cm" fo:border="0.5pt solid #00000a"/>
    </style:style>
    <style:style style:name="Table1.A8" style:family="table-cell">
      <style:table-cell-properties fo:padding-left="0.199cm" fo:padding-right="0.191cm" fo:padding-top="0cm" fo:padding-bottom="0cm" fo:border="0.5pt solid #00000a"/>
    </style:style>
    <style:style style:name="Table1.B8" style:family="table-cell">
      <style:table-cell-properties fo:padding-left="0.199cm" fo:padding-right="0.191cm" fo:padding-top="0cm" fo:padding-bottom="0cm" fo:border="0.5pt solid #00000a"/>
    </style:style>
    <style:style style:name="Table1.C8" style:family="table-cell">
      <style:table-cell-properties fo:padding-left="0.199cm" fo:padding-right="0.191cm" fo:padding-top="0cm" fo:padding-bottom="0cm" fo:border="0.5pt solid #00000a"/>
    </style:style>
    <style:style style:name="Table1.D8" style:family="table-cell">
      <style:table-cell-properties fo:padding-left="0.199cm" fo:padding-right="0.191cm" fo:padding-top="0cm" fo:padding-bottom="0cm" fo:border="0.5pt solid #00000a"/>
    </style:style>
    <style:style style:name="Table1.A9" style:family="table-cell">
      <style:table-cell-properties fo:padding-left="0.199cm" fo:padding-right="0.191cm" fo:padding-top="0cm" fo:padding-bottom="0cm" fo:border="0.5pt solid #00000a"/>
    </style:style>
    <style:style style:name="Table1.B9" style:family="table-cell">
      <style:table-cell-properties fo:padding-left="0.199cm" fo:padding-right="0.191cm" fo:padding-top="0cm" fo:padding-bottom="0cm" fo:border="0.5pt solid #00000a"/>
    </style:style>
    <style:style style:name="Table1.C9" style:family="table-cell">
      <style:table-cell-properties fo:padding-left="0.199cm" fo:padding-right="0.191cm" fo:padding-top="0cm" fo:padding-bottom="0cm" fo:border="0.5pt solid #00000a"/>
    </style:style>
    <style:style style:name="Table1.D9" style:family="table-cell">
      <style:table-cell-properties fo:padding-left="0.199cm" fo:padding-right="0.191cm" fo:padding-top="0cm" fo:padding-bottom="0cm" fo:border="0.5pt solid #00000a"/>
    </style:style>
    <style:style style:name="Table2" style:family="table">
      <style:table-properties style:width="15.984cm" fo:margin-left="-0.199cm" fo:margin-top="0cm" fo:margin-bottom="0cm" table:align="left" style:writing-mode="lr-tb"/>
    </style:style>
    <style:style style:name="Table2.A" style:family="table-column">
      <style:table-column-properties style:column-width="15.984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a"/>
    </style:style>
    <style:style style:name="Table3" style:family="table">
      <style:table-properties style:width="15.984cm" fo:margin-left="-0.199cm" fo:margin-top="0cm" fo:margin-bottom="0cm" fo:break-before="page" table:align="left" style:writing-mode="lr-tb"/>
    </style:style>
    <style:style style:name="Table3.A" style:family="table-column">
      <style:table-column-properties style:column-width="15.984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9cm" fo:padding-right="0.191cm" fo:padding-top="0cm" fo:padding-bottom="0cm" fo:border="0.5pt solid #00000a"/>
    </style:style>
    <style:style style:name="Table3.3" style:family="table-row">
      <style:table-row-properties style:min-row-height="1.849cm" fo:keep-together="auto"/>
    </style:style>
    <style:style style:name="Table4" style:family="table">
      <style:table-properties style:width="16.443cm" fo:margin-left="-0.191cm" fo:margin-top="0cm" fo:margin-bottom="0cm" table:align="left" style:writing-mode="lr-tb"/>
    </style:style>
    <style:style style:name="Table4.A" style:family="table-column">
      <style:table-column-properties style:column-width="16.443cm"/>
    </style:style>
    <style:style style:name="Table4.1" style:family="table-row">
      <style:table-row-properties style:min-row-height="3.041cm" fo:keep-together="auto"/>
    </style:style>
    <style:style style:name="Table4.A1" style:family="table-cell">
      <style:table-cell-properties fo:padding-left="0.191cm" fo:padding-right="0.191cm" fo:padding-top="0cm" fo:padding-bottom="0cm" fo:border="none"/>
    </style:style>
    <style:style style:name="Table4.2" style:family="table-row">
      <style:table-row-properties style:min-row-height="0.243cm" fo:keep-together="auto"/>
    </style:style>
    <style:style style:name="P1" style:family="paragraph" style:parent-style-name="Standard">
      <style:text-properties style:font-name="Arial" fo:font-size="12pt" style:font-size-asian="12pt" style:font-name-complex="Arial1" style:font-size-complex="12pt"/>
    </style:style>
    <style:style style:name="P2" style:family="paragraph" style:parent-style-name="Standard">
      <style:text-properties fo:color="#000000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paragraph-properties fo:margin-left="0cm" fo:margin-right="0cm" fo:text-indent="1.249cm" style:auto-text-indent="false"/>
    </style:style>
    <style:style style:name="P5" style:family="paragraph" style:parent-style-name="Standard">
      <style:paragraph-properties fo:margin-left="0cm" fo:margin-right="0cm" fo:text-indent="1.249cm" style:auto-text-indent="false"/>
      <style:text-properties fo:color="#009900"/>
    </style:style>
    <style:style style:name="P6" style:family="paragraph" style:parent-style-name="Standard">
      <style:paragraph-properties fo:margin-left="0cm" fo:margin-right="0cm" fo:text-indent="1.249cm" style:auto-text-indent="false"/>
      <style:text-properties fo:color="#009900" officeooo:rsid="000d9eff" officeooo:paragraph-rsid="000d9eff"/>
    </style:style>
    <style:style style:name="P7" style:family="paragraph" style:parent-style-name="Standard">
      <style:paragraph-properties fo:margin-left="0cm" fo:margin-right="0cm" fo:text-indent="1.249cm" style:auto-text-indent="false"/>
      <style:text-properties officeooo:rsid="000df56e" officeooo:paragraph-rsid="000df56e"/>
    </style:style>
    <style:style style:name="P8" style:family="paragraph" style:parent-style-name="Standard">
      <style:paragraph-properties fo:margin-top="0cm" fo:margin-bottom="0cm" loext:contextual-spacing="false" fo:line-height="100%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Arial" fo:font-size="12pt" style:font-size-asian="12pt" style:font-name-complex="Arial1" style:font-size-complex="12pt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style:font-name="Arial" fo:font-size="12pt" fo:font-style="italic" style:font-size-asian="12pt" style:font-style-asian="italic" style:font-name-complex="Arial1" style:font-size-complex="12pt" style:font-style-complex="italic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style:font-name="Helvetica" style:font-name-complex="Helvetica1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fo:font-weight="bold" style:font-weight-asian="bold" style:font-weight-complex="bold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fo:color="#000000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fo:color="#000000" officeooo:paragraph-rsid="000df56e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fo:color="#000000" style:font-name="Arial" fo:font-size="12pt" style:font-size-asian="12pt" style:font-name-complex="Arial1" style:font-size-complex="12pt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fo:color="#000000" style:font-name="Arial" fo:font-size="12pt" style:font-size-asian="12pt" style:font-name-complex="Arial1" style:font-size-complex="12pt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officeooo:rsid="000fadbe" officeooo:paragraph-rsid="000fadbe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officeooo:rsid="00110681" officeooo:paragraph-rsid="00110681"/>
    </style:style>
    <style:style style:name="P21" style:family="paragraph" style:parent-style-name="Standard">
      <style:paragraph-properties fo:margin-top="0cm" fo:margin-bottom="0cm" loext:contextual-spacing="false" fo:line-height="100%" fo:break-before="page"/>
      <style:text-properties fo:font-weight="bold" style:font-weight-asian="bold" style:font-weight-complex="bold"/>
    </style:style>
    <style:style style:name="P22" style:family="paragraph" style:parent-style-name="Standard">
      <style:paragraph-properties fo:margin-top="0.423cm" fo:margin-bottom="0cm" loext:contextual-spacing="false" fo:line-height="100%"/>
    </style:style>
    <style:style style:name="P23" style:family="paragraph" style:parent-style-name="Standard">
      <style:paragraph-properties fo:margin-top="0.423cm" fo:margin-bottom="0cm" loext:contextual-spacing="false" fo:line-height="100%"/>
      <style:text-properties style:font-name="Arial" fo:font-size="12pt" style:font-size-asian="12pt" style:font-name-complex="Arial1" style:font-size-complex="12pt"/>
    </style:style>
    <style:style style:name="P24" style:family="paragraph" style:parent-style-name="Standard">
      <style:paragraph-properties fo:margin-top="0.423cm" fo:margin-bottom="0cm" loext:contextual-spacing="false" fo:line-height="100%"/>
      <style:text-properties style:font-name="Arial" fo:font-size="12pt" officeooo:rsid="00110681" officeooo:paragraph-rsid="00110681" style:font-size-asian="12pt" style:font-name-complex="Arial1" style:font-size-complex="12pt"/>
    </style:style>
    <style:style style:name="P25" style:family="paragraph" style:parent-style-name="Standard">
      <loext:graphic-properties draw:fill="solid" draw:fill-color="#d9d9d9"/>
      <style:paragraph-properties fo:margin-left="2.498cm" fo:margin-right="0cm" fo:margin-top="0cm" fo:margin-bottom="0cm" loext:contextual-spacing="false" fo:line-height="100%" fo:text-indent="0cm" style:auto-text-indent="false" fo:background-color="#d9d9d9"/>
    </style:style>
    <style:style style:name="P26" style:family="paragraph" style:parent-style-name="Standard" style:master-page-name="Standard">
      <style:paragraph-properties style:page-number="auto"/>
    </style:style>
    <style:style style:name="P27" style:family="paragraph" style:parent-style-name="Default" style:list-style-name="WWNum9"/>
    <style:style style:name="P28" style:family="paragraph" style:parent-style-name="Default">
      <style:text-properties fo:font-size="10pt" style:font-size-asian="10pt" style:font-size-complex="10pt"/>
    </style:style>
    <style:style style:name="P29" style:family="paragraph" style:parent-style-name="Default">
      <style:paragraph-properties fo:margin-left="1.27cm" fo:margin-right="0cm" fo:text-indent="0cm" style:auto-text-indent="false"/>
    </style:style>
    <style:style style:name="P30" style:family="paragraph" style:parent-style-name="List_20_Paragraph" style:list-style-name="WWNum1">
      <style:paragraph-properties fo:margin-top="0cm" fo:margin-bottom="0cm" loext:contextual-spacing="false" fo:line-height="100%"/>
    </style:style>
    <style:style style:name="P31" style:family="paragraph" style:parent-style-name="List_20_Paragraph" style:list-style-name="WWNum2">
      <style:paragraph-properties fo:margin-top="0cm" fo:margin-bottom="0cm" loext:contextual-spacing="false" fo:line-height="100%"/>
    </style:style>
    <style:style style:name="P32" style:family="paragraph" style:parent-style-name="List_20_Paragraph" style:list-style-name="WWNum8">
      <style:paragraph-properties fo:margin-top="0cm" fo:margin-bottom="0cm" loext:contextual-spacing="false" fo:line-height="100%"/>
    </style:style>
    <style:style style:name="P33" style:family="paragraph" style:parent-style-name="List_20_Paragraph" style:list-style-name="WWNum3">
      <style:paragraph-properties fo:margin-top="0cm" fo:margin-bottom="0cm" loext:contextual-spacing="false" fo:line-height="100%"/>
    </style:style>
    <style:style style:name="P34" style:family="paragraph" style:parent-style-name="List_20_Paragraph" style:list-style-name="WWNum5">
      <style:paragraph-properties fo:margin-top="0cm" fo:margin-bottom="0cm" loext:contextual-spacing="false" fo:line-height="100%"/>
    </style:style>
    <style:style style:name="P35" style:family="paragraph" style:parent-style-name="List_20_Paragraph">
      <style:paragraph-properties fo:margin-top="0cm" fo:margin-bottom="0cm" loext:contextual-spacing="false" fo:line-height="100%"/>
      <style:text-properties style:font-name="Arial" fo:font-size="12pt" style:font-size-asian="12pt" style:font-name-complex="Arial1" style:font-size-complex="12pt"/>
    </style:style>
    <style:style style:name="P36" style:family="paragraph" style:parent-style-name="List_20_Paragraph" style:list-style-name="WWNum1">
      <style:paragraph-properties fo:margin-top="0cm" fo:margin-bottom="0cm" loext:contextual-spacing="false" fo:line-height="100%"/>
      <style:text-properties fo:color="#009900"/>
    </style:style>
    <style:style style:name="P37" style:family="paragraph" style:parent-style-name="List_20_Paragraph" style:list-style-name="WWNum2">
      <style:paragraph-properties fo:margin-top="0cm" fo:margin-bottom="0cm" loext:contextual-spacing="false" fo:line-height="100%"/>
      <style:text-properties fo:color="#009900"/>
    </style:style>
    <style:style style:name="P38" style:family="paragraph" style:parent-style-name="List_20_Paragraph" style:list-style-name="WWNum8">
      <style:paragraph-properties fo:margin-top="0cm" fo:margin-bottom="0cm" loext:contextual-spacing="false" fo:line-height="100%"/>
      <style:text-properties fo:color="#009900"/>
    </style:style>
    <style:style style:name="P39" style:family="paragraph" style:parent-style-name="List_20_Paragraph" style:list-style-name="WWNum3">
      <style:paragraph-properties fo:margin-top="0cm" fo:margin-bottom="0cm" loext:contextual-spacing="false" fo:line-height="100%"/>
      <style:text-properties fo:color="#009900"/>
    </style:style>
    <style:style style:name="P40" style:family="paragraph" style:parent-style-name="List_20_Paragraph" style:list-style-name="WWNum5">
      <style:paragraph-properties fo:margin-top="0cm" fo:margin-bottom="0cm" loext:contextual-spacing="false" fo:line-height="100%"/>
      <style:text-properties fo:color="#c00000" style:font-name="Arial" fo:font-size="12pt" style:font-size-asian="12pt" style:font-name-complex="Arial1" style:font-size-complex="12pt"/>
    </style:style>
    <style:style style:name="P41" style:family="paragraph" style:parent-style-name="List_20_Paragraph" style:list-style-name="WWNum5">
      <style:paragraph-properties fo:margin-top="0cm" fo:margin-bottom="0cm" loext:contextual-spacing="false" fo:line-height="100%"/>
      <style:text-properties fo:color="#00b050" style:font-name="Arial" fo:font-size="12pt" style:font-size-asian="12pt" style:font-name-complex="Arial1" style:font-size-complex="12pt"/>
    </style:style>
    <style:style style:name="P42" style:family="paragraph">
      <style:paragraph-properties fo:text-align="center"/>
    </style:style>
    <style:style style:name="T1" style:family="text">
      <style:text-properties style:font-name="Arial" fo:font-size="16pt" fo:font-weight="bold" style:font-size-asian="16pt" style:font-weight-asian="bold" style:font-name-complex="Arial1" style:font-size-complex="16pt"/>
    </style:style>
    <style:style style:name="T2" style:family="text">
      <style:text-properties style:font-name="Arial" fo:font-size="16pt" fo:font-style="italic" fo:font-weight="bold" style:font-size-asian="16pt" style:font-style-asian="italic" style:font-weight-asian="bold" style:font-name-complex="Arial1" style:font-size-complex="16pt"/>
    </style:style>
    <style:style style:name="T3" style:family="text">
      <style:text-properties style:font-name="Arial" fo:font-size="12pt" style:font-size-asian="12pt" style:font-name-complex="Arial1" style:font-size-complex="12pt"/>
    </style:style>
    <style:style style:name="T4" style:family="text">
      <style:text-properties style:font-name="Arial" fo:font-size="12pt" style:font-size-asian="12pt" style:font-name-complex="Arial1" style:font-size-complex="12pt"/>
    </style:style>
    <style:style style:name="T5" style:family="text">
      <style:text-properties style:font-name="Arial" fo:font-size="12pt" officeooo:rsid="000df56e" style:font-size-asian="12pt" style:font-name-complex="Arial1" style:font-size-complex="12pt"/>
    </style:style>
    <style:style style:name="T6" style:family="text">
      <style:text-properties style:font-name="Arial" fo:font-size="12pt" style:font-size-asian="12pt" style:font-name-complex="Arial1" style:font-size-complex="12pt"/>
    </style:style>
    <style:style style:name="T7" style:family="text">
      <style:text-properties style:font-name="Arial" fo:font-size="12pt" officeooo:rsid="00115a3e" style:font-size-asian="12pt" style:font-name-complex="Arial1" style:font-size-complex="12pt"/>
    </style:style>
    <style:style style:name="T8" style:family="text">
      <style:text-properties style:font-name="Arial" fo:font-size="12pt" style:font-size-asian="12pt" style:font-name-complex="Arial1"/>
    </style:style>
    <style:style style:name="T9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T10" style:family="text"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T11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T12" style:family="text">
      <style:text-properties style:font-name="Arial" fo:font-size="12pt" fo:font-style="italic" style:text-underline-style="solid" style:text-underline-width="auto" style:text-underline-color="font-color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T13" style:family="text">
      <style:text-properties style:font-name="Arial" fo:font-size="12pt" fo:font-style="italic" style:font-size-asian="12pt" style:font-style-asian="italic" style:font-name-complex="Arial1" style:font-size-complex="12pt" style:font-style-complex="italic"/>
    </style:style>
    <style:style style:name="T14" style:family="text">
      <style:text-properties style:font-name="Arial" fo:font-size="12pt" fo:font-style="italic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T15" style:family="text">
      <style:text-properties style:font-name="Arial" fo:font-size="12pt" fo:font-weight="normal" style:font-size-asian="12pt" style:font-weight-asian="normal" style:font-name-complex="Arial1" style:font-size-complex="12pt" style:font-weight-complex="normal"/>
    </style:style>
    <style:style style:name="T16" style:family="text">
      <style:text-properties fo:color="#ff0000" style:font-name="Arial" fo:font-size="12pt" style:font-size-asian="12pt" style:font-name-complex="Arial1" style:font-size-complex="12pt"/>
    </style:style>
    <style:style style:name="T17" style:family="text">
      <style:text-properties fo:color="#ff0000" style:font-name="Arial" fo:font-size="12pt" officeooo:rsid="000df56e" style:font-size-asian="12pt" style:font-name-complex="Arial1" style:font-size-complex="12pt"/>
    </style:style>
    <style:style style:name="T18" style:family="text">
      <style:text-properties fo:color="#ff0000" style:font-name="Arial" fo:font-size="14pt" style:font-size-asian="14pt" style:font-name-complex="Arial1" style:font-size-complex="12pt"/>
    </style:style>
    <style:style style:name="T19" style:family="text">
      <style:text-properties fo:color="#00b050" style:font-name="Arial" fo:font-size="12pt" style:font-size-asian="12pt" style:font-name-complex="Arial1" style:font-size-complex="12pt"/>
    </style:style>
    <style:style style:name="T20" style:family="text">
      <style:text-properties fo:color="#00b050"/>
    </style:style>
    <style:style style:name="T21" style:family="text">
      <style:text-properties style:font-name="Helvetica" style:font-name-complex="Helvetica1"/>
    </style:style>
    <style:style style:name="T22" style:family="text">
      <style:text-properties style:font-name="Helvetica" officeooo:rsid="000fadbe" style:font-name-complex="Helvetica1"/>
    </style:style>
    <style:style style:name="T23" style:family="text">
      <style:text-properties fo:color="#92d050" style:font-name="Arial" fo:font-size="12pt" style:font-size-asian="12pt" style:font-name-complex="Arial1" style:font-size-complex="12pt"/>
    </style:style>
    <style:style style:name="T24" style:family="text">
      <style:text-properties fo:color="#c00000" style:font-name="Arial" fo:font-size="12pt" style:font-size-asian="12pt" style:font-name-complex="Arial1" style:font-size-complex="12pt"/>
    </style:style>
    <style:style style:name="T2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.012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ff3333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span text:style-name="T1">Fragebogen </text:span><text:span text:style-name="T2">„Rechtsformen“</text:span></text:p>
      <text:p text:style-name="P3"><text:span text:style-name="T3">Welche Vor- und Nachteile bringt der Handelsregister-Eintrag für eine Einzel-Unternehmung?</text:span></text:p>
      <text:p text:style-name="P4"><text:span text:style-name="T9">Vorteil:<text:tab/><text:tab/><text:tab/><text:tab/><text:tab/><text:tab/></text:span></text:p>
      <text:p text:style-name="P5"><text:span text:style-name="T3">Man wird als Unternehmer anerkannt und der Firmenname ist geschützt.</text:span></text:p>
      <text:p text:style-name="P6"><text:span text:style-name="T3">Namesschutz der Unternehmung.</text:span></text:p>
      <text:p text:style-name="P6"><text:span text:style-name="T3">Firmenschutz</text:span></text:p>
      <text:p text:style-name="P6"><text:span text:style-name="T5">(</text:span><text:span text:style-name="T3">Pulizitätswirksamkeit (bessere Auffindbarkeit)</text:span><text:span text:style-name="T5">)</text:span></text:p>
      <text:p text:style-name="P4"><text:span text:style-name="T9">Nachteil:</text:span></text:p>
      <text:p text:style-name="P4"><text:span text:style-name="T16">Kostenpflichtig, Buchführungspflicht.</text:span></text:p>
      <text:p text:style-name="P7"><text:span text:style-name="T16">Betreibung auf Konkurs</text:span></text:p>
      <text:p text:style-name="P4"><text:span text:style-name="T17"/></text:p>
      <text:p text:style-name="P4"><text:span text:style-name="T16"/></text:p>
      <text:p text:style-name="P14"><text:span text:style-name="T3">Erklären Sie den Unterschied zwischen öffentlichen und gemischtwirtschaftlichen Unternehmungen und nennen Sie je zwei Beispiele.</text:span></text:p>
      <text:p text:style-name="P10"/>
      <text:p text:style-name="P15"><text:span text:style-name="T9">Gemischtwirtschaftlich:</text:span><text:span text:style-name="T3"> Der Staat gründet ein Unternehmen die später in der Privatwirtschaft tätig ist. (</text:span><text:span text:style-name="T5">SNB, Swisscom</text:span><text:span text:style-name="T3">)</text:span></text:p>
      <text:p text:style-name="P17"/>
      <text:p text:style-name="P16"><text:span text:style-name="T9">Öffentlich: </text:span><text:span text:style-name="T3">Ein vom Staat gegründetes Unternehmen welches Öffentlich fungiert. (Bundesamt, </text:span><text:span text:style-name="T15">SBB</text:span><text:span text:style-name="T3">)</text:span></text:p>
      <text:p text:style-name="P17"/>
      <text:p text:style-name="P14"><text:span text:style-name="T3">Weshalb streben öffentliche Unternehmungen keinen Gewinn an?</text:span></text:p>
      <text:p text:style-name="P10"><text:bookmark text:name="_GoBack"/></text:p>
      <text:p text:style-name="P2"><text:span text:style-name="T8">Öffentliche Unternehmungen erfüllen Aufgaben, die im öffentlichen Interesse liegen, auch wenn diese keinen Ertrag abwerfen. An erster Stelle steht somit das Gemeinwohl und nicht die Gewinnerzielung</text:span></text:p>
      <text:p text:style-name="P14"><text:span text:style-name="T3">Auch bei Non-profit-Organisationen steht die Gewinnerzielung nicht im Vordergrund. Mit welchen Mitteln finanziert sich eine solche Unternehmung?</text:span></text:p>
      <text:p text:style-name="P10"/>
      <text:p text:style-name="P15"><text:span text:style-name="T3">• Gönner- oder Mitgliederbeiträge </text:span></text:p>
      <text:p text:style-name="P15"><text:span text:style-name="T3">• Spenden </text:span></text:p>
      <text:p text:style-name="P15"><text:span text:style-name="T3">• staatliche Unterstützung</text:span></text:p>
      <text:p text:style-name="P10"/>
      <text:p text:style-name="P14"><text:span text:style-name="T3">Wie ist die Erfolgsbeteiligung bei der Kollektivgesellschaft, falls die Gesellschafter im Gesellschaftsvertrag nichts geregelt haben?<text:line-break/></text:span></text:p>
      <text:list xml:id="list8979166213716472838" text:style-name="WWNum1">
        <text:list-item>
          <text:p text:style-name="P30"><text:span text:style-name="T3"><text:s/>nach der Kapitaleinlage</text:span></text:p>
        </text:list-item>
        <text:list-item>
          <text:p text:style-name="P36"><text:span text:style-name="T3"><text:s/>jeder Gesellschafter erhält gleich viel</text:span></text:p>
        </text:list-item>
        <text:list-item>
          <text:p text:style-name="P30"><text:soft-page-break/><text:span text:style-name="T3"><text:s/>auf Grund der geleisteten Arbeit</text:span></text:p>
        </text:list-item>
        <text:list-item>
          <text:p text:style-name="P30"><text:span text:style-name="T3"><text:s/>je nach Stellung des einzelnen Gesellschafters im Betrieb</text:span></text:p>
        </text:list-item>
      </text:list>
      <text:p text:style-name="P10"/>
      <text:p text:style-name="P10"/>
      <text:p text:style-name="P8"><text:span text:style-name="T10">Welches der folgenden Merkmale trifft für die Kollektivgesellschaft </text:span><text:span text:style-name="T12">nicht</text:span><text:span text:style-name="T14"> </text:span><text:span text:style-name="T10">zu?</text:span><text:span text:style-name="T3"><text:line-break/></text:span></text:p>
      <text:list xml:id="list6195630707405386981" text:style-name="WWNum2">
        <text:list-item>
          <text:p text:style-name="P31"><text:span text:style-name="T3"><text:s/>solidarische Haftung</text:span></text:p>
        </text:list-item>
        <text:list-item>
          <text:p text:style-name="P37"><text:span text:style-name="T3"><text:s/>juristische Person</text:span></text:p>
        </text:list-item>
        <text:list-item>
          <text:p text:style-name="P31"><text:span text:style-name="T3"><text:s/>eigene Firma</text:span></text:p>
        </text:list-item>
        <text:list-item>
          <text:p text:style-name="P31"><text:span text:style-name="T3"><text:s/>Eintragung im Handelsregister</text:span></text:p>
        </text:list-item>
      </text:list>
      <text:p text:style-name="P13"/>
      <text:p text:style-name="P13"/>
      <text:p text:style-name="P14"><text:span text:style-name="T3">Welche der folgenden Massnahmen stellen für den Gläubiger einer AG einen Schutz dar?</text:span></text:p>
      <text:p text:style-name="P11"/>
      <text:list xml:id="list3440739381494901646" text:style-name="WWNum8">
        <text:list-item>
          <text:p text:style-name="P38"><text:span text:style-name="T3">Mindestkapital</text:span></text:p>
        </text:list-item>
        <text:list-item>
          <text:p text:style-name="P38"><text:span text:style-name="T3">Reservefonds</text:span></text:p>
        </text:list-item>
        <text:list-item>
          <text:p text:style-name="P38"><text:span text:style-name="T3">Mindesteinzahlung des Grundkapitals</text:span></text:p>
        </text:list-item>
        <text:list-item>
          <text:p text:style-name="P32"><text:span text:style-name="T3">Eintragung in das Handelsregister</text:span></text:p>
        </text:list-item>
      </text:list>
      <text:p text:style-name="P10"/>
      <text:p text:style-name="P10"/>
      <text:p text:style-name="P14"><text:span text:style-name="T3">Welche der folgenden Bestimmungen treffen für die GmbH zu?<text:line-break/></text:span></text:p>
      <text:list xml:id="list4910215397752878928" text:style-name="WWNum3">
        <text:list-item>
          <text:p text:style-name="P39"><text:span text:style-name="T3">das Kapital muss mindestens CHF 20’000 betragen</text:span></text:p>
        </text:list-item>
        <text:list-item>
          <text:p text:style-name="P33"><text:span text:style-name="T3">die Stammeinlage muss mindestens zu 50 % einbezahlt sein</text:span></text:p>
        </text:list-item>
        <text:list-item>
          <text:p text:style-name="P33"><text:span text:style-name="T3">es müssen mindestens zwei Gesellschafter sein</text:span></text:p>
        </text:list-item>
        <text:list-item>
          <text:p text:style-name="P39"><text:span text:style-name="T3">die Mitglieder können auch juristische Personen sein</text:span></text:p>
        </text:list-item>
      </text:list>
      <text:p text:style-name="P11"/>
      <text:p text:style-name="P11"/>
      <text:p text:style-name="P14"><text:span text:style-name="T3">Sie betreiben die Einzelunternehmung „Treuhandbüro Matthias Kessler“ in Brugg und ärgern sich über eine gleichnamige Treuhandgesellschaft in Zürich. Darf die Unternehmung in Zürich dieselbe Firma führen?</text:span></text:p>
      <text:p text:style-name="P11"/>
      <text:p text:style-name="P8"><text:span text:style-name="T22">Ja, das Handelsregister lässt den gleichen Namen an verschiedenen Orten zu.</text:span></text:p>
      <text:p text:style-name="P10"/>
      <text:p text:style-name="P10"/>
      <text:p text:style-name="P14"><text:span text:style-name="T3">Nehmen Sie an, die Treuhandbüros aus obenstehender Aufgabe hätten die Formen einer GmbH. Ändert sich dadurch die Situation? </text:span></text:p>
      <text:p text:style-name="P11"/>
      <text:p text:style-name="P19"><text:span text:style-name="T21">Ja. Der Namen von GmbH‘s kann nur ein einziges Mal vergeben werden.</text:span></text:p>
      <text:p text:style-name="P11"/>
      <text:p text:style-name="P11"/>
      <text:p text:style-name="P14"><text:span text:style-name="T3">Welche Rechtsform kann hinter folgender Firma stehen: „Sporthandlung Keller“?</text:span></text:p>
      <text:p text:style-name="P12"/>
      <text:p text:style-name="P8"><text:span text:style-name="T21">Einzelunternehmung. </text:span></text:p>
      <text:p text:style-name="P12"/>
      <text:p text:style-name="Standard"><draw:line text:anchor-type="paragraph" draw:z-index="1" draw:name="Shape1" draw:style-name="gr1" draw:text-style-name="P42" svg:x1="8.583cm" svg:y1="2.716cm" svg:x2="8.609cm" svg:y2="4.356cm"><text:p/></draw:line><draw:line text:anchor-type="paragraph" draw:z-index="2" draw:name="Shape2" draw:style-name="gr1" draw:text-style-name="P42" svg:x1="11.202cm" svg:y1="2.716cm" svg:x2="11.228cm" svg:y2="3.351cm"><text:p/></draw:line><draw:line text:anchor-type="paragraph" draw:z-index="3" draw:name="Shape3" draw:style-name="gr1" draw:text-style-name="P42" svg:x1="16.441cm" svg:y1="3.669cm" svg:x2="16.467cm" svg:y2="4.33cm"><text:p/></draw:line><text:soft-page-break/><text:span text:style-name="T3">Ordnen Sie durch Ankreuzen die einzelnen Rechtsformen den Oberbegriffen zu:</text:span><text:span text:style-name="T3"><draw:frame draw:style-name="fr1" draw:name="Grafik 1" text:anchor-type="as-char" svg:width="17.873cm" svg:height="3.942cm" draw:z-index="0"><draw:image xlink:href="Pictures/2000000900006B48000017B6ACFBE69A0ADCD39E.wmf" xlink:type="simple" xlink:show="embed" xlink:actuate="onLoad"/></draw:frame></text:span></text:p>
      <text:p text:style-name="P8"><text:span text:style-name="T3">Welche der folgenden Aussagen ist richtig?</text:span></text:p>
      <text:list xml:id="list4738937542661508198" text:style-name="WWNum5">
        <text:list-item>
          <text:p text:style-name="P40">Die gesetzlichen Bestimmungen über das Handelsregister gehören zum öffentlichen Recht.</text:p>
        </text:list-item>
        <text:list-item>
          <text:p text:style-name="P34"><text:span text:style-name="T19">Eine AG entsteht erst mit dem Eintrag ins Handelsregister als juristische Person</text:span><text:span text:style-name="T3">.</text:span></text:p>
        </text:list-item>
        <text:list-item>
          <text:p text:style-name="P34"><text:span text:style-name="T24">Das Handelsregister gibt u.a. Auskunft über die Besitzverhältnisse bei der AG</text:span><text:span text:style-name="T3">.</text:span></text:p>
        </text:list-item>
        <text:list-item>
          <text:p text:style-name="P34"><text:span text:style-name="T19">Das Handelsregister ist ein öffentliches Register</text:span></text:p>
        </text:list-item>
        <text:list-item>
          <text:p text:style-name="P41">Alle im Handelsregister eingetragenen Unternehmungen unterliegen der Wechselbetreibung.</text:p>
        </text:list-item>
        <text:list-item>
          <text:p text:style-name="P34"><text:span text:style-name="T24">Mit dem Handelsregister-Eintrag beginnt für jede Unternehmung die Steuerpflicht.</text:span></text:p>
        </text:list-item>
      </text:list>
      <text:p text:style-name="P35"/>
      <text:p text:style-name="P35"/>
      <text:p text:style-name="P8"><text:span text:style-name="T3">Fabienne Hunziker gründet eine Spielwarenhandlung in Form einer Aktiengesellschaft. Welche der folgenden Bezeichnungen könnte sie als Firma wählen?</text:span></text:p>
      <text:p text:style-name="P1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9"><text:span text:style-name="T3">Firma</text:span></text:p>
          </table:table-cell>
          <table:table-cell table:style-name="Table1.A1" office:value-type="string">
            <text:p text:style-name="P9"><text:span text:style-name="T3">Ja</text:span></text:p>
          </table:table-cell>
          <table:table-cell table:style-name="Table1.A1" office:value-type="string">
            <text:p text:style-name="P9"><text:span text:style-name="T3">Nein</text:span></text:p>
          </table:table-cell>
          <table:table-cell table:style-name="Table1.A1" office:value-type="string">
            <text:p text:style-name="P9"><text:span text:style-name="T3">Begründung</text:span></text:p>
          </table:table-cell>
        </table:table-row>
        <table:table-row table:style-name="Table1.1">
          <table:table-cell table:style-name="Table1.A2" office:value-type="string">
            <text:p text:style-name="P22"><text:span text:style-name="T3">Hunziker Spielwaren</text:span></text:p>
          </table:table-cell>
          <table:table-cell table:style-name="Table1.B2" office:value-type="string">
            <text:p text:style-name="P23"/>
          </table:table-cell>
          <table:table-cell table:style-name="Table1.C2" office:value-type="string">
            <text:p text:style-name="P22"><text:span text:style-name="T3">x</text:span></text:p>
          </table:table-cell>
          <table:table-cell table:style-name="Table1.D2" office:value-type="string">
            <text:p text:style-name="P24">Zusatz AG fehlt</text:p>
            <text:p text:style-name="P24"/>
          </table:table-cell>
        </table:table-row>
        <table:table-row table:style-name="Table1.1">
          <table:table-cell table:style-name="Table1.A3" office:value-type="string">
            <text:p text:style-name="P22"><text:span text:style-name="T3">Spielwaren Hunziker AG</text:span></text:p>
          </table:table-cell>
          <table:table-cell table:style-name="Table1.B3" office:value-type="string">
            <text:p text:style-name="P22"><text:span text:style-name="T3">x</text:span></text:p>
          </table:table-cell>
          <table:table-cell table:style-name="Table1.C3" office:value-type="string">
            <text:p text:style-name="P23"/>
          </table:table-cell>
          <table:table-cell table:style-name="Table1.D3" office:value-type="string">
            <text:p text:style-name="P23"/>
            <text:p text:style-name="P23"/>
          </table:table-cell>
        </table:table-row>
        <table:table-row table:style-name="Table1.1">
          <table:table-cell table:style-name="Table1.A4" office:value-type="string">
            <text:p text:style-name="P22"><text:span text:style-name="T3">Hunziker AG</text:span></text:p>
          </table:table-cell>
          <table:table-cell table:style-name="Table1.B4" office:value-type="string">
            <text:p text:style-name="P22"><text:span text:style-name="T3">x</text:span></text:p>
          </table:table-cell>
          <table:table-cell table:style-name="Table1.C4" office:value-type="string">
            <text:p text:style-name="P23"/>
          </table:table-cell>
          <table:table-cell table:style-name="Table1.D4" office:value-type="string">
            <text:p text:style-name="P23"/>
            <text:p text:style-name="P23"/>
          </table:table-cell>
        </table:table-row>
        <table:table-row table:style-name="Table1.1">
          <table:table-cell table:style-name="Table1.A5" office:value-type="string">
            <text:p text:style-name="P22"><text:span text:style-name="T3">Spielwarenlädeli „Luftibus“ AG</text:span></text:p>
          </table:table-cell>
          <table:table-cell table:style-name="Table1.B5" office:value-type="string">
            <text:p text:style-name="P22"><text:span text:style-name="T3">x</text:span></text:p>
          </table:table-cell>
          <table:table-cell table:style-name="Table1.C5" office:value-type="string">
            <text:p text:style-name="P23"/>
          </table:table-cell>
          <table:table-cell table:style-name="Table1.D5" office:value-type="string">
            <text:p text:style-name="P23"/>
            <text:p text:style-name="P23"/>
          </table:table-cell>
        </table:table-row>
        <table:table-row table:style-name="Table1.1">
          <table:table-cell table:style-name="Table1.A6" office:value-type="string">
            <text:p text:style-name="P22"><text:span text:style-name="T3">Spielwarenfabrik Hunziker AG</text:span></text:p>
          </table:table-cell>
          <table:table-cell table:style-name="Table1.B6" office:value-type="string">
            <text:p text:style-name="P22"><text:span text:style-name="T3"><text:s/></text:span></text:p>
          </table:table-cell>
          <table:table-cell table:style-name="Table1.C6" office:value-type="string">
            <text:p text:style-name="P24">x</text:p>
          </table:table-cell>
          <table:table-cell table:style-name="Table1.D6" office:value-type="string">
            <text:p text:style-name="P24">Es ist irreführend. Eine Spielwarenhandlung ist keine Fabrik</text:p>
            <text:p text:style-name="P23"/>
          </table:table-cell>
        </table:table-row>
        <text:soft-page-break/>
        <table:table-row table:style-name="Table1.1">
          <table:table-cell table:style-name="Table1.A7" office:value-type="string">
            <text:p text:style-name="P22"><text:span text:style-name="T3">Aktiengesellschaft Luftibus</text:span></text:p>
          </table:table-cell>
          <table:table-cell table:style-name="Table1.B7" office:value-type="string">
            <text:p text:style-name="P24">x</text:p>
          </table:table-cell>
          <table:table-cell table:style-name="Table1.C7" office:value-type="string">
            <text:p text:style-name="P22"><text:span text:style-name="T3"/></text:p>
          </table:table-cell>
          <table:table-cell table:style-name="Table1.D7" office:value-type="string">
            <text:p text:style-name="P23"/>
            <text:p text:style-name="P23"/>
          </table:table-cell>
        </table:table-row>
        <table:table-row table:style-name="Table1.1">
          <table:table-cell table:style-name="Table1.A8" office:value-type="string">
            <text:p text:style-name="P22"><text:span text:style-name="T3">Meier Spielwaren AG</text:span></text:p>
          </table:table-cell>
          <table:table-cell table:style-name="Table1.B8" office:value-type="string">
            <text:p text:style-name="P22"><text:span text:style-name="T3"/></text:p>
          </table:table-cell>
          <table:table-cell table:style-name="Table1.C8" office:value-type="string">
            <text:p text:style-name="P24">x</text:p>
          </table:table-cell>
          <table:table-cell table:style-name="Table1.D8" office:value-type="string">
            <text:p text:style-name="P24">Name entspricht nicht der Wahrheit</text:p>
            <text:p text:style-name="P23"/>
          </table:table-cell>
        </table:table-row>
        <table:table-row table:style-name="Table1.1">
          <table:table-cell table:style-name="Table1.A9" office:value-type="string">
            <text:p text:style-name="P22"><text:span text:style-name="T3">Warenhaus Hunziker AG</text:span></text:p>
          </table:table-cell>
          <table:table-cell table:style-name="Table1.B9" office:value-type="string">
            <text:p text:style-name="P22"><text:span text:style-name="T3"/></text:p>
          </table:table-cell>
          <table:table-cell table:style-name="Table1.C9" office:value-type="string">
            <text:p text:style-name="P24">x</text:p>
          </table:table-cell>
          <table:table-cell table:style-name="Table1.D9" office:value-type="string">
            <text:p text:style-name="P24">Es ist irreführend. Ein Warenhaus ist nicht das gleiche wie eine Spielwarenfabrik</text:p>
            <text:p text:style-name="P23"/>
          </table:table-cell>
        </table:table-row>
      </table:table>
      <text:p text:style-name="P10"/>
      <text:p text:style-name="P10"/>
      <text:p text:style-name="P1"/>
      <text:p text:style-name="P21"><text:span text:style-name="T3">Einer Tageszeitung entnehmen wir der Rubrik «Neues aus dem Handelsregister» folgende Mitteilung:</text:span></text:p>
      <text:p text:style-name="P25"><text:span text:style-name="T10">Handelsregister</text:span></text:p>
      <text:p text:style-name="P25"><text:span text:style-name="T10">Walter Zehnder AG, in Suhr, (SHAB Nr. 63 vom 25.3.19..):</text:span></text:p>
      <text:p text:style-name="P25"><text:span text:style-name="T10">Kollektivprokura neu an Fritz Blumer, von Frauenfeld,</text:span></text:p>
      <text:p text:style-name="P25"><text:span text:style-name="T10">in Oberentfelden.</text:span></text:p>
      <text:p text:style-name="P10"/>
      <text:p text:style-name="P14"><text:span text:style-name="T3">Erklären Sie den Begriff "Kollektivprokura"!</text:span></text:p>
      <text:p text:style-name="P10"/>
      <text:p text:style-name="P20"><text:span text:style-name="T21">Wer von dem Inhaber eines Handels-, Fabrikations- oder einses ander nach kaufmännischer Art geführten Gewerbes ausdrücklich oder stillschweigend ermächtigt ist, für ihn das Gewerbe zu betreiben und „per procura“ dir Firma zu zeichnen, ist ein Prokurist. Kollektivprokura → meherer Prokuristen müssen gemeinsam unterschreiben.</text:span></text:p>
      <text:p text:style-name="P11"/>
      <text:p text:style-name="P8"><text:span text:style-name="T10">Fragen zu Personengesellschaften</text:span></text:p>
      <text:p text:style-name="P8"><text:span text:style-name="T3">Dürfen im Gesellschaftsvertrag einer Kollektivgesellschaft die folgenden Vereinbarungen</text:span></text:p>
      <text:p text:style-name="P8"><text:span text:style-name="T3">getroffen werden? (Antwort plus Begründung)</text:span></text:p>
      <text:p text:style-name="P10"/>
      <text:p text:style-name="P14"><text:span text:style-name="T3">A) Kapitaleinlage für Teilhaber A Fr. 500'000.-, für Teilhaber B nur Fr. 1'000.-.</text:span></text:p>
      <text:p text:style-name="P8"><text:span text:style-name="T21">Ja, die Höhe der Kapitaleinlagen ist nicht bestimmt.</text:span></text:p>
      <text:p text:style-name="P10"/>
      <text:p text:style-name="P8"><text:span text:style-name="T10">B) Der Reingewinn soll auf diese beiden Teilhaber nach Köpfen (zu gleichen Teilen) verteilt werden.</text:span></text:p>
      <text:p text:style-name="P8"><text:span text:style-name="T21">Ja, wird in den Statuten geregelt.</text:span></text:p>
      <text:p text:style-name="P8"><text:span text:style-name="T21"/></text:p>
      <text:p text:style-name="P14"><text:span text:style-name="T3">C) Festlegung von Haftungsgrenzen, d.h. von Beträgen, bis zu denen die einzelnen</text:span></text:p>
      <text:p text:style-name="P14"><text:span text:style-name="T3"><text:s text:c="5"/>Teilhaber für die Geschäftsschulden haften sollen.</text:span></text:p>
      <text:p text:style-name="P8"><text:span text:style-name="T21">Nein, man haftet mit dem Privatvermögen</text:span></text:p>
      <text:p text:style-name="P10"/>
      <text:p text:style-name="P10"/>
      <text:p text:style-name="P10"/>
      <text:p text:style-name="P10"/>
      <text:p text:style-name="P8"><text:span text:style-name="T13">Bitte kreuzen Sie die richtige Lösung an. (Es ist nur eine Lösung richtig)</text:span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8"><text:span text:style-name="T10">Bei welcher der folgenden Unternehmensformen handelt es sich nicht um eine Kapitalgesellschaft?</text:span></text:p>
            <text:p text:style-name="P8"><text:span text:style-name="T3">a) GmbH <text:s text:c="106"/>o <text:s text:c="139"/></text:span></text:p>
            <text:p text:style-name="P8"><text:span text:style-name="T3">b) Einzelunternehmung <text:s text:c="83"/>x <text:s text:c="103"/></text:span></text:p>
            <text:p text:style-name="P8"><text:span text:style-name="T3">c) AG <text:s text:c="111"/>o <text:s text:c="132"/></text:span></text:p>
            <text:p text:style-name="P8"><text:span text:style-name="T3">d) Kommandit-Aktiengesellschaft <text:s text:c="68"/>o <text:s text:c="111"/></text:span></text:p>
          </table:table-cell>
        </table:table-row>
      </table:table>
      <text:p text:style-name="Standard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8"><text:span text:style-name="T10">Wie wird der mit seinem ganzen Vermögen (also unbeschränkt haftende) Gesellschafter einer Kommanditgesellschaft bezeichnet?</text:span></text:p>
            <text:p text:style-name="P8"><text:span text:style-name="T3">a) Kommilitone <text:s text:c="95"/>o</text:span></text:p>
            <text:p text:style-name="P8"><text:span text:style-name="T3">b) Komplementär <text:s text:c="91"/></text:span><text:span text:style-name="T7">x</text:span></text:p>
            <text:p text:style-name="P8"><text:span text:style-name="T3">c) Kommandeur <text:s text:c="93"/>o</text:span></text:p>
            <text:p text:style-name="P8"><text:span text:style-name="T3">d) Kommanditist <text:s text:c="93"/></text:span><text:span text:style-name="T7">o</text:span></text:p>
          </table:table-cell>
        </table:table-row>
        <table:table-row table:style-name="Table3.1">
          <table:table-cell table:style-name="Table3.A1" office:value-type="string">
            <text:p text:style-name="P8"><text:span text:style-name="T10">Wie lautet die Bezeichnung für das Mindestkapital einer GmbH?</text:span></text:p>
            <text:p text:style-name="P8"><text:span text:style-name="T3">a) Risikokapital <text:s text:c="95"/>o</text:span></text:p>
            <text:p text:style-name="P8"><text:span text:style-name="T3">b) Grundkapital <text:s text:c="95"/>o</text:span></text:p>
            <text:p text:style-name="P8"><text:span text:style-name="T3">c) Stammkapital <text:s text:c="94"/>x</text:span></text:p>
            <text:p text:style-name="P8"><text:span text:style-name="T3">d) Sicherheitskapital <text:s text:c="87"/>o</text:span></text:p>
          </table:table-cell>
        </table:table-row>
        <table:table-row table:style-name="Table3.3">
          <table:table-cell table:style-name="Table3.A1" office:value-type="string">
            <text:p text:style-name="P8"><text:span text:style-name="T10">Wie heisst der gesetzliche Vertreter und verantwortliche Leiter einer GmbH?</text:span></text:p>
            <text:p text:style-name="P8"><text:span text:style-name="T3">a) Manager <text:s text:c="101"/>o</text:span></text:p>
            <text:p text:style-name="P8"><text:span text:style-name="T3">b) Geschäftsführer <text:s text:c="90"/>x</text:span></text:p>
            <text:p text:style-name="P8"><text:span text:style-name="T3">c) Präsident <text:s text:c="101"/>o</text:span></text:p>
            <text:p text:style-name="P8"><text:span text:style-name="T3">d) Prokurist <text:s text:c="102"/>o</text:span></text:p>
          </table:table-cell>
        </table:table-row>
        <table:table-row table:style-name="Table3.1">
          <table:table-cell table:style-name="Table3.A1" office:value-type="string">
            <text:p text:style-name="P8"><text:span text:style-name="T10">Die neue GmbH wird <text:s/>in das .............. eingetragen.</text:span></text:p>
            <text:p text:style-name="P8"><text:span text:style-name="T3">a) Handelsregister <text:s text:c="90"/>x</text:span></text:p>
            <text:p text:style-name="P8"><text:span text:style-name="T3">b) Handelslexikon <text:s text:c="91"/>o</text:span></text:p>
            <text:p text:style-name="P8"><text:span text:style-name="T3">c) Handelsblatt <text:s text:c="96"/>o</text:span></text:p>
            <text:p text:style-name="P8"><text:span text:style-name="T3">d) Handelsbuch <text:s text:c="95"/>o</text:span></text:p>
          </table:table-cell>
        </table:table-row>
        <table:table-row table:style-name="Table3.1">
          <table:table-cell table:style-name="Table3.A1" office:value-type="string">
            <text:p text:style-name="P8"><text:span text:style-name="T10">Was ist kein rechtliches Organ einer Aktiengesellschaft?</text:span></text:p>
            <text:p text:style-name="P8"><text:span text:style-name="T3">a) die externe Revisionsstelle <text:s text:c="72"/>o</text:span></text:p>
            <text:p text:style-name="P8"><text:span text:style-name="T3">b) der Arbeitgeberverband <text:s text:c="77"/>x</text:span></text:p>
            <text:p text:style-name="P8"><text:span text:style-name="T3">c) der Verwaltungsrat <text:s text:c="85"/>o</text:span></text:p>
            <text:p text:style-name="P8"><text:span text:style-name="T3">d) die Generalversammlung <text:s text:c="75"/>o</text:span></text:p>
          </table:table-cell>
        </table:table-row>
      </table:table>
      <text:p text:style-name="P10"/>
      <text:p text:style-name="P10"/>
      <text:p text:style-name="Default"/>
      <text:p text:style-name="Default"><text:span text:style-name="T25">Ausgangssituation: </text:span></text:p>
      <text:p text:style-name="P8"><text:span text:style-name="T3">Am 12. Mai 2009 wird der Auszubildende Max Müller seine Abschlussprüfung schreiben. Max möchte sich nach Abschluss seiner Ausbildung im August 2009 selbständig machen. Sein Großvater vermacht ihm die Taxi-Lizenz (Wert 15.000.-), der bis heute unter dem Namen „Droschken Moser“ firmiert. Zudem kauft er sich einen alten Mercedes Diesel im Wert von 5.000.-.</text:span></text:p>
      <text:p text:style-name="Default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Default"><text:span text:style-name="T25">Aufgabe 1</text:span></text:p>
            <text:p text:style-name="Default">Max beschließt, sein Geschäft als 1-Mann-GmbH zu eröffnen. Welche der nachfolgend angeführten Vorteile ist der <text:span text:style-name="T25">wichtigste</text:span>? </text:p>
            <text:p text:style-name="Default"/>
            <text:list xml:id="list2933300860753115590" text:style-name="WWNum9">
              <text:list-item>
                <text:p text:style-name="P27">Max braucht kein Eigenkapital und kann sein Geschäft ohne Eintragung ins <text:s text:c="2"/></text:p>
              </text:list-item>
            </text:list>
            <text:p text:style-name="P29">Handelsregister eröffnen. </text:p>
            <text:p text:style-name="Default"><text:s text:c="6"/>b) <text:s/>Max bekommt problemlos Kredite von seiner Hausbank, um sein Geschäft <text:s text:c="2"/><text:line-break/> <text:s text:c="10"/>eröffnen zu können. </text:p>
            <text:p text:style-name="Default"><text:s text:c="6"/>c) <text:s/>Max kann sich selbst als Geschäftsführer der GmbH einsetzen und hat damit <text:line-break/> <text:s text:c="10"/>uneingeschränkte Geschäftsführungskompetenz. </text:p>
            <text:p text:style-name="Default"><text:s text:c="6"/>d) <text:s/>Max kann in seiner 1-Mann-GmbH schalten und walten wie er will. </text:p>
            <text:p text:style-name="Default"><text:s text:c="6"/>e) <text:s/><text:span text:style-name="T20">Die Haftung ist auf die Höhe der Geschäftseinlage beschränkt. Gläubiger <text:line-break/> <text:s text:c="10"/>können nicht auf das Privatvermögen von Max Zugriff nehmen. </text:span></text:p>
          </table:table-cell>
        </table:table-row>
        <table:table-row table:style-name="Table4.2">
          <table:table-cell table:style-name="Table4.A1" office:value-type="string">
            <text:p text:style-name="P28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Helvetica1" svg:font-family="Helvetica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de" fo:country="CH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CH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/>
    <style:style style:name="Fußzeile_20_Zchn" style:display-name="Fußzeile Zchn" style:family="text" style:parent-style-name="Default_20_Paragraph_20_Font"/>
    <style:style style:name="Sprechblasentext_20_Zchn" style:display-name="Sprechblasentext Zchn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Überschrift_20_3_20_Zchn" style:display-name="Überschrift 3 Zchn" style:family="text" style:parent-style-name="Default_20_Paragraph_20_Font">
      <style:text-properties fo:color="#243f60" style:font-name="Cambria" fo:font-family="Cambria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ListLabel_20_1" style:display-name="ListLabel 1" style:family="text">
      <style:text-properties style:font-name="Arial" fo:font-family="Arial" style:font-family-generic="roman" style:font-pitch="variable" fo:font-size="12pt"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="Arial" fo:font-family="Arial" style:font-family-generic="roman" style:font-pitch="variable" fo:font-size="12pt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="Arial" fo:font-family="Arial" style:font-family-generic="roman" style:font-pitch="variable" fo:font-size="12pt"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="Arial" fo:font-family="Arial" style:font-family-generic="roman" style:font-pitch="variable" fo:font-size="12pt"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="Arial" fo:font-family="Arial" style:font-family-generic="roman" style:font-pitch="variable" fo:font-size="12pt"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649cm"/>
        </style:list-level-properties>
        <style:text-properties style:font-name="Courier New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91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18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459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72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99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26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53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80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ourier New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ourier New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ourier New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"/>
      </text:list-level-style-bullet>
      <text:list-level-style-bullet text:level="2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3.768cm"/>
        </style:list-level-properties>
        <style:text-properties style:font-name="Courier New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5.03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3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578cm"/>
        </style:list-level-properties>
        <style:text-properties style:font-name="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8.848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18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388cm"/>
        </style:list-level-properties>
        <style:text-properties style:font-name="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12.658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Courier New"/>
      </text:list-level-style-bullet>
      <text:list-level-style-bullet text:level="2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ourier New"/>
      </text:list-level-style-bullet>
      <text:list-level-style-bullet text:level="2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no.pieren</meta:initial-creator>
    <meta:editing-cycles>7</meta:editing-cycles>
    <meta:print-date>2014-10-15T14:19:00</meta:print-date>
    <meta:creation-date>2016-11-09T12:58:00</meta:creation-date>
    <dc:date>2016-11-16T13:56:23.417134127</dc:date>
    <meta:editing-duration>PT10M21S</meta:editing-duration>
    <meta:generator>LibreOffice/5.2.3.3$Linux_X86_64 LibreOffice_project/20m0$Build-3</meta:generator>
    <meta:document-statistic meta:table-count="4" meta:image-count="1" meta:object-count="0" meta:page-count="6" meta:paragraph-count="137" meta:word-count="960" meta:character-count="9729" meta:non-whitespace-character-count="6149"/>
    <meta:user-defined meta:name="AppVersion">16.0000</meta:user-defined>
    <meta:user-defined meta:name="Company">GIB Ber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